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-Bold" svg:font-family="Times-Bold" style:font-family-generic="roman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Центрированный_20_текст" style:master-page-name="Standard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" style:family="paragraph" style:parent-style-name="Центрированный_20_текст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" style:family="paragraph" style:parent-style-name="Центрированный_20_текст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.953cm" fo:margin-right="0cm" fo:text-indent="0cm" style:auto-text-indent="false"/>
    </style:style>
    <style:style style:name="P11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Центрированный_20_текст">
      <style:paragraph-properties fo:text-align="start" style:justify-single-word="false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 style:list-style-name="L1">
      <style:paragraph-properties fo:break-before="page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Heading_20_1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1" style:family="paragraph" style:parent-style-name="Heading_20_2" style:list-style-name="L1"/>
    <style:style style:name="P22" style:family="paragraph" style:parent-style-name="Text_20_body_20_indent" style:list-style-name="L4"/>
    <style:style style:name="P23" style:family="paragraph" style:parent-style-name="Heading_20_2" style:list-style-name="L1" style:master-page-name="">
      <style:paragraph-properties fo:margin-left="0cm" fo:margin-right="0cm" fo:margin-top="0.423cm" fo:margin-bottom="0.212cm" fo:text-align="start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font-size="14pt" fo:language="ru" fo:country="RU" fo:font-style="italic" fo:font-weight="bold" style:font-name-asian="Lucida Sans Unicode1" style:font-size-asian="14pt" style:language-asian="zxx" style:country-asian="none" style:font-style-asian="italic" style:font-weight-asian="bold" style:font-name-complex="Tahoma1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24" style:family="paragraph" style:parent-style-name="Text_20_body_20_indent" style:list-style-name="L5"/>
    <style:style style:name="P25" style:family="paragraph" style:parent-style-name="Text_20_body_20_indent" style:list-style-name="L6"/>
    <style:style style:name="P26" style:family="paragraph" style:parent-style-name="Heading_20_1" style:list-style-name="L1">
      <style:paragraph-properties fo:margin-top="0.423cm" fo:margin-bottom="0.106cm" fo:text-align="start" style:justify-single-word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7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28" style:family="paragraph" style:parent-style-name="Contents_20_1">
      <style:text-properties text:display="none"/>
    </style:style>
    <style:style style:name="P29" style:family="paragraph" style:parent-style-name="Contents_20_1" style:list-style-name="L7">
      <style:text-properties text:display="none"/>
    </style:style>
    <style:style style:name="P30" style:family="paragraph" style:parent-style-name="bibliography_20_listing">
      <style:paragraph-properties>
        <style:tab-stops>
          <style:tab-stop style:position="0.026cm"/>
        </style:tab-stops>
      </style:paragraph-properties>
    </style:style>
    <style:style style:name="P31" style:family="paragraph" style:parent-style-name="bibliography_20_listing" style:list-style-name="bibliography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bibliography_20_listing" style:list-style-name="bibliography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/>
    </style:style>
    <style:style style:name="T3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fo:font-size="12pt" style:font-name-asian="TimesNewRoman" style:font-size-asian="12pt" style:font-name-complex="TimesNewRoman" style:font-size-complex="12pt"/>
    </style:style>
    <style:style style:name="T5" style:family="text">
      <style:text-properties style:use-window-font-color="true" style:font-name="Times New 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ahoma2" style:font-size-complex="10pt" style:language-complex="ar" style:country-complex="SA"/>
    </style:style>
    <style:style style:name="T7" style:family="text">
      <style:text-properties style:use-window-font-color="true" style:font-name="Times New Roman" fo:font-size="12pt" fo:language="ru" fo:country="RU" fo:font-weight="normal" style:font-name-asian="Times New Roman" style:font-size-asian="12pt" style:language-asian="zxx" style:country-asian="none" style:font-weight-asian="normal" style:font-name-complex="Tahoma2" style:font-size-complex="10pt" style:language-complex="ar" style:country-complex="SA" style:font-weight-complex="normal"/>
    </style:style>
    <style:style style:name="T8" style:family="text">
      <style:text-properties fo:language="ru" fo:country="RU" style:language-asian="zxx" style:country-asian="none" style:language-complex="ar" style:country-complex="SA"/>
    </style:style>
    <style:style style:name="T9" style:family="text">
      <style:text-properties style:font-name="TimesNewRoman,Bold+1" fo:font-weight="normal" style:font-name-asian="TimesNewRoman,Bold+1" style:font-weight-asian="normal" style:font-name-complex="TimesNewRoman,Bold+1" style:font-weight-complex="normal"/>
    </style:style>
    <style:style style:name="T10" style:family="text">
      <style:text-properties style:font-name="TimesNewRoman,Bold+1" fo:font-weight="bold" style:font-name-asian="TimesNewRoman,Bold+1" style:font-weight-asian="bold" style:font-name-complex="TimesNewRoman,Bold+1" style:font-weight-complex="bold"/>
    </style:style>
    <style:style style:name="T11" style:family="text">
      <style:text-properties style:font-name="TimesNewRoman+1" style:font-name-asian="TimesNewRoman+1" style:font-name-complex="TimesNewRoman+1"/>
    </style:style>
    <style:style style:name="T12" style:family="text">
      <style:text-properties style:use-window-font-color="true" fo:language="ru" fo:country="RU" style:language-asian="zxx" style:country-asian="none" style:language-complex="ar" style:country-complex="SA"/>
    </style:style>
    <style:style style:name="T13" style:family="text">
      <style:text-properties style:use-window-font-color="true" style:font-name="TimesNew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 text:min-label-distance="0.101cm"/>
      </text:list-level-style-number>
      <text:list-level-style-number text:level="2" style:num-suffix="." style:num-format="1" text:display-levels="2">
        <style:list-level-properties text:space-before="1.27cm" text:min-label-width="0.635cm" text:min-label-distance="0.101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tracked-changes>
        <text:changed-region text:id="ct69217280">
          <text:insertion>
            <office:change-info>
              <dc:creator>Alexey Semenov</dc:creator>
              <dc:date>2007-02-22T03:18:00</dc:date>
            </office:change-info>
          </text:insertion>
        </text:changed-region>
        <text:changed-region text:id="ct407053008">
          <text:deletion>
            <office:change-info>
              <dc:creator>Alexey Semenov</dc:creator>
              <dc:date>2007-02-22T03:18:00</dc:date>
            </office:change-info>
            <text:p text:style-name="Text_20_body">.</text:p>
          </text:deletion>
        </text:changed-region>
        <text:changed-region text:id="ct416134328">
          <text:deletion>
            <office:change-info>
              <dc:creator>Alexey Semenov</dc:creator>
              <dc:date>2007-02-22T03:38:00</dc:date>
            </office:change-info>
            <text:p text:style-name="Text_20_body"/>
            <text:p text:style-name="Text_20_body">Данная работа описывает эксперимент по созданию визуального редактора, реализующего этот подход, в формате плагина к Eclipse. 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  </text:deletion>
        </text:changed-region>
        <text:changed-region text:id="ct69217128">
          <text:deletion>
            <office:change-info>
              <dc:creator>Alexey Semenov</dc:creator>
              <dc:date>2007-02-22T03:17:00</dc:date>
            </office:change-info>
            <text:p text:style-name="Text_20_body">Работа</text:p>
          </text:deletion>
        </text:changed-region>
        <text:changed-region text:id="ct119127648">
          <text:insertion>
            <office:change-info>
              <dc:creator>Alexey Semenov</dc:creator>
              <dc:date>2007-02-22T03:17:00</dc:date>
            </office:change-info>
          </text:insertion>
        </text:changed-region>
        <text:changed-region text:id="ct407533392">
          <text:insertion>
            <office:change-info>
              <dc:creator>Alexey Semenov</dc:creator>
              <dc:date>2007-02-22T02:59:00</dc:date>
            </office:change-info>
          </text:insertion>
        </text:changed-region>
        <text:changed-region text:id="ct414694352">
          <text:insertion>
            <office:change-info>
              <dc:creator>Alexey Semenov</dc:creator>
              <dc:date>2007-02-22T03:00:00</dc:date>
            </office:change-info>
          </text:insertion>
        </text:changed-region>
        <text:changed-region text:id="ct410910544">
          <text:insertion>
            <office:change-info>
              <dc:creator>Alexey Semenov</dc:creator>
              <dc:date>2007-02-22T03:05:00</dc:date>
            </office:change-info>
          </text:insertion>
        </text:changed-region>
        <text:changed-region text:id="ct414694456">
          <text:insertion>
            <office:change-info>
              <dc:creator>Alexey Semenov</dc:creator>
              <dc:date>2007-02-22T03:01:00</dc:date>
            </office:change-info>
          </text:insertion>
        </text:changed-region>
        <text:changed-region text:id="ct410876152">
          <text:insertion>
            <office:change-info>
              <dc:creator>Alexey Semenov</dc:creator>
              <dc:date>2007-02-22T03:03:00</dc:date>
            </office:change-info>
          </text:insertion>
        </text:changed-region>
        <text:changed-region text:id="ct410910648">
          <text:insertion>
            <office:change-info>
              <dc:creator>Alexey Semenov</dc:creator>
              <dc:date>2007-02-22T03:11:00</dc:date>
            </office:change-info>
          </text:insertion>
        </text:changed-region>
        <text:changed-region text:id="ct408912192">
          <text:insertion>
            <office:change-info>
              <dc:creator>Alexey Semenov</dc:creator>
              <dc:date>2007-02-22T03:12:00</dc:date>
            </office:change-info>
          </text:insertion>
        </text:changed-region>
        <text:changed-region text:id="ct118177312">
          <text:insertion>
            <office:change-info>
              <dc:creator>Alexey Semenov</dc:creator>
              <dc:date>2007-02-22T03:13:00</dc:date>
            </office:change-info>
          </text:insertion>
        </text:changed-region>
        <text:changed-region text:id="ct407052800">
          <text:insertion>
            <office:change-info>
              <dc:creator>Alexey Semenov</dc:creator>
              <dc:date>2007-02-22T03:16:00</dc:date>
            </office:change-info>
          </text:insertion>
        </text:changed-region>
        <text:changed-region text:id="ct407528336">
          <text:insertion>
            <office:change-info>
              <dc:creator>Alexey Semenov</dc:creator>
              <dc:date>2007-02-22T03:22:00</dc:date>
            </office:change-info>
          </text:insertion>
        </text:changed-region>
        <text:changed-region text:id="ct119980800">
          <text:insertion>
            <office:change-info>
              <dc:creator>Alexey Semenov</dc:creator>
              <dc:date>2007-02-22T03:28:00</dc:date>
            </office:change-info>
          </text:insertion>
        </text:changed-region>
        <text:changed-region text:id="ct418491904">
          <text:insertion>
            <office:change-info>
              <dc:creator>Alexey Semenov</dc:creator>
              <dc:date>2007-02-22T03:22:00</dc:date>
            </office:change-info>
          </text:insertion>
        </text:changed-region>
        <text:changed-region text:id="ct408803960">
          <text:insertion>
            <office:change-info>
              <dc:creator>Alexey Semenov</dc:creator>
              <dc:date>2007-02-22T03:29:00</dc:date>
            </office:change-info>
          </text:insertion>
        </text:changed-region>
        <text:changed-region text:id="ct68341448">
          <text:deletion>
            <office:change-info>
              <dc:creator>Alexey Semenov</dc:creator>
              <dc:date>2007-02-22T03:22:00</dc:date>
            </office:change-info>
            <text:p text:style-name="P1"/>
            <text:p text:style-name="P2"/>
          </text:deletion>
        </text:changed-region>
        <text:changed-region text:id="ct119200096">
          <text:insertion>
            <office:change-info>
              <dc:creator>Alexey Semenov</dc:creator>
              <dc:date>2007-02-22T03:39:00</dc:date>
            </office:change-info>
          </text:insertion>
        </text:changed-region>
        <text:changed-region text:id="ct407538072">
          <text:insertion>
            <office:change-info>
              <dc:creator>Alexey Semenov</dc:creator>
              <dc:date>2007-02-22T03:42:00</dc:date>
            </office:change-info>
          </text:insertion>
        </text:changed-region>
        <text:changed-region text:id="ct407528488">
          <text:format-change>
            <office:change-info>
              <dc:creator>Alexey Semenov</dc:creator>
              <dc:date>2007-02-22T03:23:00</dc:date>
            </office:change-info>
          </text:format-change>
        </text:changed-region>
        <text:changed-region text:id="ct210654728">
          <text:insertion>
            <office:change-info>
              <dc:creator>Alexey Semenov</dc:creator>
              <dc:date>2007-02-22T03:43:00</dc:date>
            </office:change-info>
          </text:insertion>
        </text:changed-region>
        <text:changed-region text:id="ct409548648">
          <text:insertion>
            <office:change-info>
              <dc:creator>Alexey Semenov</dc:creator>
              <dc:date>2007-02-22T03:44:00</dc:date>
            </office:change-info>
          </text:insertion>
        </text:changed-region>
        <text:changed-region text:id="ct409549168">
          <text:insertion>
            <office:change-info>
              <dc:creator>Alexey Semenov</dc:creator>
              <dc:date>2007-02-22T03:47:00</dc:date>
            </office:change-info>
          </text:insertion>
        </text:changed-region>
        <text:changed-region text:id="ct68009104">
          <text:insertion>
            <office:change-info>
              <dc:creator>Alexey Semenov</dc:creator>
              <dc:date>2007-02-22T03:23:00</dc:date>
            </office:change-info>
          </text:insertion>
        </text:changed-region>
        <text:changed-region text:id="ct407528080">
          <text:insertion>
            <office:change-info>
              <dc:creator>Alexey Semenov</dc:creator>
              <dc:date>2007-02-22T03:24:00</dc:date>
            </office:change-info>
          </text:insertion>
        </text:changed-region>
        <text:changed-region text:id="ct410410672">
          <text:insertion>
            <office:change-info>
              <dc:creator>Alexey Semenov</dc:creator>
              <dc:date>2007-02-22T03:26:00</dc:date>
            </office:change-info>
          </text:insertion>
        </text:changed-region>
        <text:changed-region text:id="ct119199600">
          <text:insertion>
            <office:change-info>
              <dc:creator>Alexey Semenov</dc:creator>
              <dc:date>2007-02-22T03:30:00</dc:date>
            </office:change-info>
          </text:insertion>
        </text:changed-region>
        <text:changed-region text:id="ct119199704">
          <text:insertion>
            <office:change-info>
              <dc:creator>Alexey Semenov</dc:creator>
              <dc:date>2007-02-22T03:30:00</dc:date>
            </office:change-info>
          </text:insertion>
        </text:changed-region>
        <text:changed-region text:id="ct119199392">
          <text:insertion>
            <office:change-info>
              <dc:creator>Alexey Semenov</dc:creator>
              <dc:date>2007-02-22T03:31:00</dc:date>
            </office:change-info>
          </text:insertion>
        </text:changed-region>
        <text:changed-region text:id="ct416134024">
          <text:insertion>
            <office:change-info>
              <dc:creator>Alexey Semenov</dc:creator>
              <dc:date>2007-02-22T03:32:00</dc:date>
            </office:change-info>
          </text:insertion>
        </text:changed-region>
        <text:changed-region text:id="ct416133584">
          <text:insertion>
            <office:change-info>
              <dc:creator>Alexey Semenov</dc:creator>
              <dc:date>2007-02-22T03:33:00</dc:date>
            </office:change-info>
          </text:insertion>
        </text:changed-region>
        <text:changed-region text:id="ct68007648">
          <text:insertion>
            <office:change-info>
              <dc:creator>Alexey Semenov</dc:creator>
              <dc:date>2007-02-22T03:01:00</dc:date>
            </office:change-info>
          </text:insertion>
        </text:changed-region>
        <text:changed-region text:id="ct407012616">
          <text:insertion>
            <office:change-info>
              <dc:creator>Alexey Semenov</dc:creator>
              <dc:date>2007-02-22T03:02:00</dc:date>
            </office:change-info>
          </text:insertion>
        </text:changed-region>
        <text:changed-region text:id="ct416134176">
          <text:insertion>
            <office:change-info>
              <dc:creator>Alexey Semenov</dc:creator>
              <dc:date>2007-02-22T03:34:00</dc:date>
            </office:change-info>
          </text:insertion>
        </text:changed-region>
        <text:changed-region text:id="ct416133480">
          <text:insertion>
            <office:change-info>
              <dc:creator>Alexey Semenov</dc:creator>
              <dc:date>2007-02-22T03:35:00</dc:date>
            </office:change-info>
          </text:insertion>
        </text:changed-region>
        <text:changed-region text:id="ct416133376">
          <text:insertion>
            <office:change-info>
              <dc:creator>Alexey Semenov</dc:creator>
              <dc:date>2007-02-22T03:36:00</dc:date>
            </office:change-info>
          </text:insertion>
        </text:changed-region>
        <text:changed-region text:id="ct409548752">
          <text:insertion>
            <office:change-info>
              <dc:creator>Alexey Semenov</dc:creator>
              <dc:date>2007-02-22T03:45:00</dc:date>
            </office:change-info>
          </text:insertion>
        </text:changed-region>
        <text:changed-region text:id="ct69042984">
          <text:insertion>
            <office:change-info>
              <dc:creator>Alexey Semenov</dc:creator>
              <dc:date>2007-02-22T03:46:00</dc:date>
            </office:change-info>
          </text:insertion>
        </text:changed-region>
        <text:changed-region text:id="ct210440264">
          <text:insertion>
            <office:change-info>
              <dc:creator>Alexey Semenov</dc:creator>
              <dc:date>2007-02-22T03:45:00</dc:date>
            </office:change-info>
          </text:insertion>
        </text:changed-region>
        <text:changed-region text:id="ct409549376">
          <text:insertion>
            <office:change-info>
              <dc:creator>Alexey Semenov</dc:creator>
              <dc:date>2007-02-22T03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Государственный Университет</text:p>
      <text:p text:style-name="P4">Математико-механический факультет</text:p>
      <text:p text:style-name="P5"/>
      <text:p text:style-name="Центрированный_20_текст">Кафедра информат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7"><text:span text:style-name="T1"><text:line-break/></text:span><text:span text:style-name="T2">Разработка системы визуального проектирования документации</text:span></text:p>
      <text:p text:style-name="P8"><text:tab/>семейств программных продуктов</text:p>
      <text:p text:style-name="Standard"/>
      <text:p text:style-name="Standard"/>
      <text:p text:style-name="Центрированный_20_текст">Дипломная работа студента 542 <text:s/>группы<text:line-break/>Семёнова Алексея Александро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Научный руководитель<text:tab/> <text:s text:c="11"/>………………<text:tab/>&lt;И.О. Фамилия&gt;</text:p>
      <text:p text:style-name="P10"><text:span text:style-name="T1">&lt;должность, звание</text:span><text:span text:style-name="T3">&gt;</text:span><text:span text:style-name="T1"><text:tab/><text:tab/> <text:s/>/ подпись /</text:span></text:p>
      <text:p text:style-name="P9"/>
      <text:p text:style-name="P9">Рецензент<text:tab/><text:tab/><text:tab/> <text:s text:c="8"/><text:tab/>………………<text:tab/>&lt;И.О. Фамилия&gt;</text:p>
      <text:p text:style-name="P9">&lt;должность, звание&gt;<text:tab/><text:tab/> <text:s/>/ подпись /</text:p>
      <text:p text:style-name="P11"/>
      <text:p text:style-name="P9">“Допустить к защите”<text:line-break/>заведующий кафедрой,</text:p>
      <text:p text:style-name="P9">д.ф.-м.н., профессор<text:tab/><text:tab/> <text:s text:c="8"/><text:tab/>………………<text:tab/>Н. К. Косовский</text:p>
      <text:p text:style-name="P12"><text:span text:style-name="T3"><text:tab/><text:tab/><text:tab/><text:tab/><text:tab/><text:tab/>/ </text:span><text:span text:style-name="T1">подпись </text:span><text:span text:style-name="T3">/</text:span></text:p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>Санкт-Петербург</text:p>
      <text:p text:style-name="Центрированный_20_текст">2007</text:p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3">1.Введение<text:tab/>3</text:p>
          <text:p text:style-name="P13">1.Введение<text:tab/>3</text:p>
          <text:p text:style-name="P13">2.Постановка задачи<text:tab/>4</text:p>
          <text:p text:style-name="P13">2.Постановка задачи<text:tab/>4</text:p>
          <text:p text:style-name="P13">3.Обзор литературы<text:tab/>5</text:p>
          <text:p text:style-name="P13">3.Обзор литературы<text:tab/>5</text:p>
          <text:p text:style-name="P14">3.1.Методы разработки семейств программных продуктов<text:tab/>5</text:p>
          <text:p text:style-name="P14">3.1.Методы разработки семейств программных продуктов<text:tab/>5</text:p>
          <text:p text:style-name="P14">3.2.Языки разметки документации программных продуктов<text:tab/>5</text:p>
          <text:p text:style-name="P14">3.2.Языки разметки документации программных продуктов<text:tab/>5</text:p>
          <text:p text:style-name="P14">3.3.Визуальное моделирование в разработке семейств программных продуктов<text:tab/>5</text:p>
          <text:p text:style-name="P14">3.3.Визуальное моделирование в разработке семейств программных продуктов<text:tab/>5</text:p>
          <text:p text:style-name="P13">4.Реализация<text:tab/>5</text:p>
          <text:p text:style-name="P13">4.Реализация<text:tab/>5</text:p>
          <text:p text:style-name="P13">5.Заключение<text:tab/>5</text:p>
          <text:p text:style-name="P13">5.Заключение<text:tab/>5</text:p>
          <text:p text:style-name="P13">6.Литература<text:tab/>5</text:p>
          <text:p text:style-name="P13">6.Литература<text:tab/>5</text:p>
        </text:index-body>
      </text:table-of-content>
      <text:p text:style-name="Центрированный_20_текст"/>
      <text:section text:style-name="Sect2" text:name="Section2">
        <text:list text:style-name="L1">
          <text:list-item>
            <text:p text:style-name="P15">Введение</text:p>
          </text:list-item>
        </text:list>
        <text:p text:style-name="Text_20_body">Разработка семейств программных продуктов – популярный и потенциально чрезвычайно эффективный метод разработки ПО, позволяющий повторно использовать активы и артефакты разработки, такие как модели, программные компоненты, требования.</text:p>
        <text:p text:style-name="Text_20_body">В современной практике техническая документация часто остаётся за рамками подхода, даже не смотря на то, что она обычно имеет структурные элементы, соответствующие комбинируемым при построении продуктов в семействах программным компонентам, и не смотря на трудоёмкость написания и поддержания её актуальности.</text:p>
        <text:p text:style-name="Text_20_body">Известно несколько популярных подходов к разработке технической документации. Подход единого исходного представления (Single Sourcing) обеспечивает разделение содержания и форматирования. <text:bookmark-ref text:reference-format="text" text:ref-name="[singsos]">[singsos]</text:bookmark-ref> Он позволяет получить возможность на основе единого исходного представления получить комплект документов, таких как руководство пользователя, справочная система и т.п. Другой распространённый подход – DITA (Darwin Information Typing Architecture), предложенный компанией IBM.[ссылка!] В рамках этого подхода предлагается строить документацию как набор топиков, каждый из которых может быть использован в любом контексте в произвольном документе.</text:p>
        <text:p text:style-name="Text_20_body">Эти подходы не учитывают особенностей разработки документации в рамках семейств программных продуктов, средства переиспользования в них недостаточно гибки. Фактически единственным способом реализации вариативности в них является условное включение блока текста, а более тонкая адаптация фрагмента к контексту невозможна.</text:p>
        <text:p text:style-name="Text_20_body">В работе <text:bookmark-ref text:reference-format="text" text:ref-name="[rom06]">[rom06]</text:bookmark-ref> представлен метод разработки документации семейств программных продуктов. Он включает модельно-ориентированный процесс разработки, согласованный с процессом разработки семейств программных продуктов, язык разметки документации DRL (Documentation Reuse Language), и визуальную модель документации, предназначенную для проектирования пакетов документов и структуры повторного использования. Визуальная модель основана на нотации диаграмм возможностей, применяемой при разработке семейств программных продуктов<text:change-start text:change-id="ct69217280"/>.<text:change-end text:change-id="ct69217280"/> <text:bookmark-ref text:reference-format="text" text:ref-name="[czar00]">[czar00]</text:bookmark-ref><text:change text:change-id="ct407053008"/><text:change text:change-id="ct416134328"/></text:p>
        <text:p text:style-name="Text_20_body"><text:change text:change-id="ct69217128"/><text:change-start text:change-id="ct119127648"/>Разработка<text:change-end text:change-id="ct119127648"/> велась в контексте идеологии DSM – Domain Specific Modelling. Она подразумевает создание специализированных для конкретной проблемной области языка моделирования и инфраструктуры. [ссылки]<text:change-start text:change-id="ct407533392"/> Оп<text:change-end text:change-id="ct407533392"/><text:change-start text:change-id="ct414694352"/>ыт показывает, что применение традиционных технологий моделирования общего применения наподобие UML в каждом конкретном случае не всегда оправдано, так как далеко не всегда способствует <text:s/>повышению производительности. Этому может быть несколько причин<text:change-end text:change-id="ct414694352"/><text:change-start text:change-id="ct410910544"/>:<text:change-end text:change-id="ct410910544"/><text:change-start text:change-id="ct414694456"/> разработку моделей в конечном итоге приходится происходит в тех же терминах, что и разработку программ; сложный синтаксис моделей и их плохая адаптированность для конкретной задачи; сложности поддержания синхронности диаграмм и сгенерированного программного кода. <text:change-end text:change-id="ct414694456"/><text:change-start text:change-id="ct410876152"/><text:bookmark-ref text:reference-format="text" text:ref-name="[clemnpap06]">[clemnpap06]</text:bookmark-ref> [ещё ссылки]</text:p>
        <text:p text:style-name="Text_20_body">В случае применения DSM, концепции и правила визуального представления <text:change-end text:change-id="ct410876152"/><text:change-start text:change-id="ct410910648"/>непосредственно соответствуют предмет<text:change-end text:change-id="ct410910648"/><text:change-start text:change-id="ct408912192"/>ной области, что позволяет повысить<text:change-end text:change-id="ct408912192"/><text:change-start text:change-id="ct118177312"/> уровень абстракции, а значит, наглядность и удобство использования<text:change-end text:change-id="ct118177312"/><text:change-start text:change-id="ct407052800"/>, а так же упростить проблемы, связанные с генерацией и поддержки синхронности кода.</text:p>
        <text:p text:style-name="P1"><text:change-end text:change-id="ct407052800"/><text:change-start text:change-id="ct407528336"/><text:span text:style-name="T4">В данный момент этот подход становится востребован индустрией</text:span><text:span text:style-name="T4">, </text:span><text:span text:style-name="T4">поскольку на рынке появляются </text:span><text:span text:style-name="T4">DSM-</text:span><text:span text:style-name="T4">платформы</text:span><text:span text:style-name="T4">, </text:span><text:span text:style-name="T4">позволяющие компаниям</text:span><text:span text:style-name="T4">-</text:span><text:span text:style-name="T4">разработчикам создавать свои собственные </text:span><text:span text:style-name="T4">DSM-</text:span><text:span text:style-name="T4">решения</text:span><text:span text:style-name="T4">, </text:span><text:span text:style-name="T4">максимально учитывающим их специфику и удовлетворяющие их собственным потребностям</text:span><text:span text:style-name="T4">, </text:span><text:span text:style-name="T4">в рамках приемлемых ресурсов. </text:span><text:span text:style-name="T4"><text:bookmark-ref text:reference-format="text" text:ref-name="[dsmtool]">[dsmtool]</text:bookmark-ref></text:span><text:span text:style-name="T4"> Примеры таких решений </text:span><text:change-end text:change-id="ct407528336"/><text:change-start text:change-id="ct119980800"/><text:span text:style-name="T4">–</text:span><text:change-end text:change-id="ct119980800"/><text:change-start text:change-id="ct418491904"/><text:span text:style-name="T4"> технология Eclipse Graphical Modeling </text:span><text:span text:style-name="T5">Framework, инструменты </text:span><text:change-end text:change-id="ct418491904"/><text:change-start text:change-id="ct408803960"/><text:span text:style-name="T5">Microsoft DSL Tools, развиваемые в рамках инициативы Microsoft Software Factory </text:span><text:span text:style-name="T5"><text:bookmark-ref text:reference-format="text" text:ref-name="[softfact]">[softfact]</text:bookmark-ref></text:span><text:span text:style-name="T5">, среда разработки MetaEdit+</text:span><text:span text:style-name="T5"><text:bookmark-ref text:reference-format="text" text:ref-name="[metaedit+]">[metaedit+]</text:bookmark-ref></text:span><text:span text:style-name="T5"> компании MetaCase</text:span><text:span text:style-name="T5"><text:bookmark-ref text:reference-format="text" text:ref-name="[metacase]">[metacase]</text:bookmark-ref></text:span><text:span text:style-name="T5">.</text:span><text:change-end text:change-id="ct408803960"/><text:change text:change-id="ct68341448"/><text:change-start text:change-id="ct119200096"/></text:p>
        <text:p text:style-name="P16">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<text:p text:style-name="P16"><text:change-end text:change-id="ct119200096"/><text:change-start text:change-id="ct407538072"/>Данная работа описывает эксперимент по созданию визуального редактора, реализующего подход к разработке документации семейств программных продуктов, описанный в <text:bookmark-ref text:reference-format="text" text:ref-name="[rom06]">[rom06]</text:bookmark-ref>, в формате плагина к Eclipse и с помощью технологии поддержки DSM-моделирования Eclipse GMF.</text:p>
        <text:p text:style-name="P16"><text:change-end text:change-id="ct407538072"/><text:change-start text:change-id="ct407528488"/>В рамках этой работы был разработана графическая нотация документации в формате DRL и реализован визуальный редактор, поддерживающий как получение документации по визуальным моделям, так и синтезирование моделей посредством анализа существующей документации.<text:change-end text:change-id="ct407528488"/><text:change-start text:change-id="ct210654728"/></text:p>
        <text:p text:style-name="P16">(ещё здесь можно рассказать про трудности раунд-трипа)<text:change-end text:change-id="ct210654728"/></text:p>
        <text:list text:style-name="L1" text:continue-numbering="true">
          <text:list-item>
            <text:p text:style-name="P17">Постановка задачи</text:p>
          </text:list-item>
        </text:list>
        <text:p text:style-name="Text_20_body">Задачей данной работы было создание системы управления документацией семейств программных продуктов, реализующей метод, описанный в <text:bookmark-ref text:reference-format="text" text:ref-name="[rom06]">[rom06]</text:bookmark-ref>. Более подробно, можно выделить следующие этапы:</text:p>
        <text:list text:style-name="L2">
          <text:list-item>
            <text:p text:style-name="P18">Доработка языка разметки документации DRL с учётом практического опыта использования</text:p>
          </text:list-item>
          <text:list-item>
            <text:p text:style-name="P18">Разработка нотации визуальной модели</text:p>
          </text:list-item>
          <text:list-item>
            <text:p text:style-name="P18">Реализация графического редактора, использующего эту нотацию</text:p>
          </text:list-item>
        </text:list>
        <text:p text:style-name="Text_20_body">Схема работы пользователя с полученным программным продуктом должна выглядеть следующим образом:</text:p>
        <text:list text:style-name="L3">
          <text:list-item>
            <text:p text:style-name="P19">спецификация каркаса документации с помощью диаграммы в визуальном редакторе</text:p>
          </text:list-item>
          <text:list-item>
            <text:p text:style-name="P19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</text:list-item>
          <text:list-item>
            <text:p text:style-name="P19">наполнение каркаса текстом одновременно с его доработкой</text:p>
          </text:list-item>
          <text:list-item>
            <text:p text:style-name="P19">генерация экземпляров документации</text:p>
          </text:list-item>
        </text:list>
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/text:p>
        <text:list text:style-name="L1" text:continue-numbering="true">
          <text:list-item>
            <text:p text:style-name="P20">Обзор литературы</text:p>
            <text:list>
              <text:list-item>
                <text:p text:style-name="P21">Методы разработки семейств программных продуктов</text:p>
              </text:list-item>
            </text:list>
          </text:list-item>
        </text:list>
        <text:list text:style-name="L4">
          <text:list-item>
            <text:p text:style-name="P22">FODA [ссылка!]</text:p>
          </text:list-item>
          <text:list-item>
            <text:p text:style-name="P22">sei's PL <text:bookmark-ref text:reference-format="text" text:ref-name="[clemnplp06]">[clemnplp06]</text:bookmark-ref></text:p>
          </text:list-item>
          <text:list-item>
            <text:p text:style-name="P22">software factories <text:bookmark-ref text:reference-format="text" text:ref-name="[clemnpap06]">[clemnpap06]</text:bookmark-ref></text:p>
          </text:list-item>
          <text:list-item>
            <text:p text:style-name="P22"><text:bookmark-ref text:reference-format="text" text:ref-name="[clemnplp06]">[clemnplp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3">Языки разметки документации программных продуктов</text:p>
              </text:list-item>
            </text:list>
          </text:list-item>
        </text:list>
        <text:list text:style-name="L5">
          <text:list-item>
            <text:p text:style-name="P24">DocBook [ссылка!]</text:p>
          </text:list-item>
          <text:list-item>
            <text:p text:style-name="P24">DRL <text:bookmark-ref text:reference-format="text" text:ref-name="[rom06]">[rom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3">Визуальное моделирование в разработке семейств программных продуктов</text:p>
              </text:list-item>
            </text:list>
          </text:list-item>
        </text:list>
        <text:list text:style-name="L6">
          <text:list-item>
            <text:p text:style-name="P25">uml [???]</text:p>
          </text:list-item>
          <text:list-item>
            <text:p text:style-name="P25">feature models <text:bookmark-ref text:reference-format="text" text:ref-name="[czar00]">[czar00]</text:bookmark-ref></text:p>
          </text:list-item>
          <text:list-item>
            <text:p text:style-name="P25">Currently existing tools for variability management (Eclipse plugins)<text:change-start text:change-id="ct409548648"/></text:p>
          </text:list-item>
          <text:list-item>
            <text:p text:style-name="P25">round-trip<text:change-end text:change-id="ct409548648"/><text:change-start text:change-id="ct409549168"/> <text:bookmark-ref text:reference-format="text" text:ref-name="[rntriptaming]">[rntriptaming]</text:bookmark-ref><text:change-end text:change-id="ct409549168"/></text:p>
          </text:list-item>
        </text:list>
        <text:list text:style-name="L1" text:continue-numbering="true">
          <text:list-item>
            <text:p text:style-name="P26">Реализация</text:p>
          </text:list-item>
        </text:list>
        <text:p text:style-name="Text_20_body">Здесь текст.</text:p>
        <text:list text:style-name="L1" text:continue-numbering="true">
          <text:list-item>
            <text:p text:style-name="P26">Заключение</text:p>
          </text:list-item>
        </text:list>
        <text:p text:style-name="Text_20_body">Метод разработка семейств программных продуктов набирает популярность. Управление документацией полезно и осуществимо. Перспективная платформа и актуальная тема способствуют востребованности. Перспективы – развитие формата, улучшение раундтрипа (?) etc.</text:p>
        <text:list text:style-name="L1" text:continue-numbering="true">
          <text:list-item>
            <text:p text:style-name="P27">Литература</text:p>
          </text:list-item>
        </text:list>
        <text:p text:style-name="P28"><text:hidden-paragraph text:condition="ooow:TRUE" text:is-hidden="true"/>Как это использовать: при добавлении источника сразу после номера в списке пишется обозначение и на него ставится закладка (напр. [rom06]). При финальном редактировании названия закладок заменяются на соответствующие номера в списке, для всех элементов списка литературы нажимаем «Numbering Off», делаем тег. Откатываемся, правим дальше.</text:p>
        <text:p text:style-name="P28"><text:hidden-paragraph text:condition="ooow:TRUE" text:is-hidden="true"/>TODO: исправить [rom06] на rom06, чтобы можно было в скобках перечислять несколько источников.</text:p>
        <text:p text:style-name="P28"><text:hidden-paragraph text:condition="ooow:TRUE" text:is-hidden="true"/>Были другие варианты:</text:p>
        <text:list text:style-name="L7">
          <text:list-item>
            <text:p text:style-name="P29"><text:hidden-paragraph text:condition="ooow:TRUE" text:is-hidden="true"/>попытка ставить cross-reference прямо на элемент списка, как в MS Word (?), не имела успеха – нет такой возможности</text:p>
          </text:list-item>
          <text:list-item>
            <text:p text:style-name="P29"><text:hidden-paragraph text:condition="ooow:TRUE" text:is-hidden="true"/>попытка использовать встроенные удобные средства для bibliography тоже не случилась, потому что они не рассчитаны на работу с русским языком</text:p>
          </text:list-item>
          <text:list-item>
            <text:p text:style-name="P29"><text:hidden-paragraph text:condition="ooow:TRUE" text:is-hidden="true"/>в любом случае, надо иметь в виду возможную миграцию на разработку в MS Word в будущем</text:p>
          </text:list-item>
        </text:list>
        <text:list text:style-name="bibliography">
          <text:list-item>
            <text:p text:style-name="P30"><text:bookmark-start text:name="[rom06]"/>[rom06]<text:bookmark-end text:name="[rom06]"/> Романовский К.Ю. Метод разработки документации семейств программных продуктов. // &lt;место издания&gt;<text:change-start text:change-id="ct68009104"/></text:p>
          </text:list-item>
          <text:list-item>
            <text:p text:style-name="P31"><text:bookmark-start text:name="[dsmtool]"/>[dsmtool]<text:bookmark-end text:name="[dsmtool]"/> <text:span text:style-name="T6">Павлинов А., Кознов Д., Перегудов, Бугайченко Д., Казакова А., Чернятчик Р., Фисенко Т., Иванов А.</text:span><text:change-end text:change-id="ct68009104"/><text:change-start text:change-id="ct407528080"/><text:span text:style-name="T6"> </text:span><text:span text:style-name="T7">Комплекс средств для реализации предметно-ориентированных визуальных языков</text:span><text:change-end text:change-id="ct407528080"/><text:change-start text:change-id="ct410410672"/><text:span text:style-name="T7">. </text:span><text:change-end text:change-id="ct410410672"/></text:p>
          </text:list-item>
          <text:list-item>
            <text:p text:style-name="bibliography_20_listing"><text:bookmark-start text:name="[clemnplp06]"/>[clemnplp06]<text:bookmark-end text:name="[clemnplp06]"/> Clements, P., Northrop, L. A Framework for Software Product Line Practice. - Pittsburgh, PA: Software Engineering Institute, Carnegie Mellon University. http://www.sei.cmu.edu/plp/framework.html, 2006.</text:p>
          </text:list-item>
          <text:list-item>
            <text:p text:style-name="bibliography_20_listing"><text:bookmark-start text:name="[clemnpap06]"/>[clemnpap06]<text:bookmark-end text:name="[clemnpap06]"/> Clements, P., Northrop, L. Software Product Lines: Practices and Patterns. - Boston, MA: Addison-Wesley, 2002. - 608 p.</text:p>
          </text:list-item>
          <text:list-item>
            <text:p text:style-name="bibliography_20_listing"><text:bookmark-start text:name="[czar00]"/>[czar00]<text:bookmark-end text:name="[czar00]"/> Czarnecki K., Eisenecker U., Generative Programming: Methods, Tools and Applications. - Reading, Mass.: Addison Wesley Longman, 2000. - 864 p.</text:p>
          </text:list-item>
          <text:list-item>
            <text:p text:style-name="bibliography_20_listing"><text:bookmark-start text:name="[eclipse]"/>[eclipse]<text:bookmark-end text:name="[eclipse]"/> Eclipse project official site. // http://www.eclipse.org<text:change-start text:change-id="ct119199600"/></text:p>
          </text:list-item>
          <text:list-item>
            <text:p text:style-name="bibliography_20_listing"><text:bookmark-start text:name="[eclipsegmf]"/>[eclipsegmf]<text:bookmark-end text:name="[eclipsegmf]"/> Eclipse GMF project official site // http://www.eclipse.org/gmf/<text:change-end text:change-id="ct119199600"/></text:p>
          </text:list-item>
          <text:list-item>
            <text:p text:style-name="bibliography_20_listing"><text:bookmark-start text:name="[eclipsecon]"/>[eclipsecon]<text:bookmark-end text:name="[eclipsecon]"/> EclipseCon official site. // http://www.eclipsecon.org/<text:change-start text:change-id="ct119199704"/></text:p>
          </text:list-item>
          <text:list-item>
            <text:p text:style-name="P32"><text:bookmark-start text:name="[msdsl]"/><text:change-end text:change-id="ct119199704"/><text:change-start text:change-id="ct119199392"/>[msdsl]<text:bookmark-end text:name="[msdsl]"/> Microsoft DSL Tools project official site // <text:span text:style-name="T6">http://msdn.microsoft.com/vstudio/DSLTools/.</text:span><text:change-end text:change-id="ct119199392"/><text:change-start text:change-id="ct416134024"/></text:p>
          </text:list-item>
          <text:list-item>
            <text:p text:style-name="P32"><text:bookmark-start text:name="[metacase]"/><text:span text:style-name="T8">[metacase]</text:span><text:bookmark-end text:name="[metacase]"/><text:change-end text:change-id="ct416134024"/><text:change-start text:change-id="ct416133584"/><text:span text:style-name="T8"> Metacase company official site. //</text:span><text:span text:style-name="T6">http://www.metacase.com/</text:span><text:change-end text:change-id="ct416133584"/></text:p>
          </text:list-item>
          <text:list-item>
            <text:p text:style-name="bibliography_20_listing"><text:bookmark-start text:name="[clemworkrep98]"/>[clemworkrep98]<text:bookmark-end text:name="[clemworkrep98]"/> John Bergey, Paul Clements, Sholom Cohen, Pat Donohoe, Larry Jones, Bob Krut, Linda Northrop, Scott Tilley, Dennis Smith, Jim Withey: <text:span text:style-name="T9">Product Line Practice Workshop Report</text:span><text:span text:style-name="T10">, </text:span>May <text:span text:style-name="T11">1</text:span>998, TECHNICAL REPORT CMU/SEI-98-TR-007 ESC-TR-98-007.</text:p>
          </text:list-item>
          <text:list-item>
            <text:p text:style-name="bibliography_20_listing"><text:bookmark-start text:name="[singsos]"/>[singsos]<text:bookmark-end text:name="[singsos]"/> Clark D. Rhetoric of Present Single-Sourcing Methodologies. // SIGDOC'02, October 20-23, 2002, Toronto, Ontario, Canada. - 2002.- P. 20-25<text:change-start text:change-id="ct68007648"/></text:p>
          </text:list-item>
          <text:list-item>
            <text:p text:style-name="bibliography_20_listing"><text:bookmark-start text:name="[devdotstar]"/>[devdotstar]<text:bookmark-end text:name="[devdotstar]"/> <text:change-end text:change-id="ct68007648"/><text:change-start text:change-id="ct407012616"/>Steven Kelly 2005<text:change-end text:change-id="ct407012616"/><text:change-start text:change-id="ct416134176"/></text:p>
          </text:list-item>
          <text:list-item>
            <text:p text:style-name="P32"><text:bookmark-start text:name="[softfact]"/>[softfact]<text:bookmark-end text:name="[softfact]"/> <text:span text:style-name="T6">Jack Greenfield, Keith Short et al. Software Factories: Assembling Applications with Patterns, Models, Frameworks, and Tools. John Wiley &amp; Sons, 2004, 666 p.</text:span><text:change-end text:change-id="ct416134176"/><text:change-start text:change-id="ct416133480"/></text:p>
          </text:list-item>
          <text:list-item>
            <text:p text:style-name="P32"><text:bookmark-start text:name="[metaedit+]"/><text:span text:style-name="T12">[metaedit+]</text:span><text:bookmark-end text:name="[metaedit+]"/><text:change-end text:change-id="ct416133480"/><text:change-start text:change-id="ct416133376"/><text:span text:style-name="T12"> </text:span><text:span text:style-name="T13">Kelly, S., Lyytinen, K., and Rossi, M., MetaEdit+: A Fully Configurable Multi-User and Multi-Tool CASE Environment. Proceedings of CAiSE'96, 8th Intl. Conference on Advanced Information Systems/</text:span><text:change-end text:change-id="ct416133376"/><text:change-start text:change-id="ct409548752"/></text:p>
          </text:list-item>
          <text:list-item>
            <text:p text:style-name="P32"><text:bookmark-start text:name="[rntriptaming]"/><text:span text:style-name="T8">[rntriptaming]</text:span><text:bookmark-end text:name="[rntriptaming]"/><text:change-end text:change-id="ct409548752"/><text:change-start text:change-id="ct69042984"/><text:span text:style-name="T13">Sendal S., Küster </text:span><text:span text:style-name="T13">J. </text:span><text:change-end text:change-id="ct69042984"/><text:change-start text:change-id="ct210440264"/><text:span text:style-name="T13">Taming Model Round-Trip Engineering</text:span><text:change-end text:change-id="ct210440264"/><text:change-start text:change-id="ct409549376"/><text:span text:style-name="T13">.</text:span><text:change-end text:change-id="ct409549376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-Bold" svg:font-family="Times-Bold" style:font-family-generic="roman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Text" style:list-style-name="Numbering_20_1" style:class="text" style:master-page-name="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/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Numbering_20_3" style:class="text" style:master-page-name="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Центрированный_20_текст" style:display-name="Центрированный текст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bibliography_20_listing" style:display-name="bibliography listing" style:family="paragraph" style:parent-style-name="List_20_1" style:list-style-name="bibliography">
      <style:paragraph-properties>
        <style:tab-stops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tarSymbol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display-levels="2">
        <style:list-level-properties text:space-before="0.998cm" text:min-label-width="1cm"/>
      </text:list-level-style-number>
      <text:list-level-style-number text:level="4" text:style-name="Numbering_20_Symbols" style:num-format="1" text:display-levels="2">
        <style:list-level-properties text:space-before="1.998cm" text:min-label-width="1.251cm"/>
      </text:list-level-style-number>
      <text:list-level-style-number text:level="5" text:style-name="Numbering_20_Symbols" style:num-format="1" text:display-levels="2">
        <style:list-level-properties text:space-before="3.249cm" text:min-label-width="1.499cm"/>
      </text:list-level-style-number>
      <text:list-level-style-number text:level="6" text:style-name="Numbering_20_Symbols" style:num-format="1" text:display-levels="2">
        <style:list-level-properties text:space-before="4.748cm" text:min-label-width="1.801cm"/>
      </text:list-level-style-number>
      <text:list-level-style-number text:level="7" text:style-name="Numbering_20_Symbols" style:num-format="1" text:display-levels="2">
        <style:list-level-properties text:space-before="6.549cm" text:min-label-width="2.3cm"/>
      </text:list-level-style-number>
      <text:list-level-style-number text:level="8" text:style-name="Numbering_20_Symbols" style:num-format="1" text:display-levels="2">
        <style:list-level-properties text:space-before="8.849cm" text:min-label-width="2.6cm"/>
      </text:list-level-style-number>
      <text:list-level-style-number text:level="9" text:style-name="Numbering_20_Symbols" style:num-format="1" text:display-levels="2">
        <style:list-level-properties text:space-before="11.449cm" text:min-label-width="2.801cm"/>
      </text:list-level-style-number>
      <text:list-level-style-number text:level="10" text:style-name="Numbering_20_Symbols" style:num-format="1" text:display-levels="2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0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0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0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0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WW8Num3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6" text:style-name="WW8Num3z0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WW8Num3z0" style:num-suffix="." text:bullet-char="●">
        <style:list-level-properties text:space-before="8.255cm" text:min-label-width="0.635cm"/>
        <style:text-properties style:font-name="StarSymbol"/>
      </text:list-level-style-bullet>
      <text:list-level-style-bullet text:level="8" text:style-name="WW8Num3z1" style:num-suffix="." text:bullet-char="">
        <style:list-level-properties text:space-before="9.525cm" text:min-label-width="0.635cm"/>
        <style:text-properties style:font-name="Wingdings 2"/>
      </text:list-level-style-bullet>
      <text:list-level-style-bullet text:level="9" text:style-name="WW8Num3z0" style:num-suffix="." text:bullet-char="■">
        <style:list-level-properties text:space-before="10.79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bibliography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prefix="[" style:num-suffix="]" style:num-format="1">
        <style:list-level-properties text:space-before="1.27cm" text:min-label-width="0.635cm"/>
      </text:list-level-style-number>
      <text:list-level-style-number text:level="3" style:num-prefix="[" style:num-suffix="]" style:num-format="1">
        <style:list-level-properties text:space-before="1.905cm" text:min-label-width="0.635cm"/>
      </text:list-level-style-number>
      <text:list-level-style-number text:level="4" style:num-prefix="[" style:num-suffix="]" style:num-format="1">
        <style:list-level-properties text:space-before="2.54cm" text:min-label-width="0.635cm"/>
      </text:list-level-style-number>
      <text:list-level-style-number text:level="5" style:num-prefix="[" style:num-suffix="]" style:num-format="1">
        <style:list-level-properties text:space-before="3.175cm" text:min-label-width="0.635cm"/>
      </text:list-level-style-number>
      <text:list-level-style-number text:level="6" style:num-prefix="[" style:num-suffix="]" style:num-format="1">
        <style:list-level-properties text:space-before="3.81cm" text:min-label-width="0.635cm"/>
      </text:list-level-style-number>
      <text:list-level-style-number text:level="7" style:num-prefix="[" style:num-suffix="]" style:num-format="1">
        <style:list-level-properties text:space-before="4.445cm" text:min-label-width="0.635cm"/>
      </text:list-level-style-number>
      <text:list-level-style-number text:level="8" style:num-prefix="[" style:num-suffix="]" style:num-format="1">
        <style:list-level-properties text:space-before="5.08cm" text:min-label-width="0.635cm"/>
      </text:list-level-style-number>
      <text:list-level-style-number text:level="9" style:num-prefix="[" style:num-suffix="]" style:num-format="1">
        <style:list-level-properties text:space-before="5.715cm" text:min-label-width="0.635cm"/>
      </text:list-level-style-number>
      <text:list-level-style-number text:level="10" style:num-prefix="[" style:num-suffix="]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Санкт-Петербургский Государственный Университет</dc:title>
    <meta:initial-creator>Andrey A.Terekhov</meta:initial-creator>
    <meta:creation-date>2003-06-24T15:31:00</meta:creation-date>
    <dc:creator>Alexey Semenov</dc:creator>
    <dc:date>2007-02-22T03:47:49</dc:date>
    <meta:print-date>2113-01-01T00:00:00</meta:print-date>
    <dc:language>ru-RU</dc:language>
    <meta:editing-cycles>75</meta:editing-cycles>
    <meta:editing-duration>P1DT3H52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97" meta:word-count="1243" meta:character-count="10195"/>
  </office:meta>
</office:document-meta>
</file>